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r Stories</text:p>
      <text:p text:style-name="Standard"/>
      <text:p text:style-name="Standard"/>
      <text:p text:style-name="Standard">Ich als Nutzer möchte mich einloggen, ausloggen können.</text:p>
      <text:p text:style-name="Standard"/>
      <text:p text:style-name="Standard">Ich als Nutzer möchte meinen eigenen Blog erstellen können.</text:p>
      <text:p text:style-name="Standard">Ich als Nutzer möchte Bilder, Text und Schriftart auswählen können.</text:p>
      <text:p text:style-name="Standard">Ich als Nutzer möchtete mehrere Bilder und Text-eingaben zufügen und deren Position verändern können.</text:p>
      <text:p text:style-name="Standard">Ich als Nutzer möchte aus meinen Eingaben eine Blogseite generieren lassen.</text:p>
      <text:p text:style-name="Standard">Ich als Nutzer möchte eine Vorschau sehen, wie mein Blog aussehen wird.</text:p>
      <text:p text:style-name="Standard">Ich als Nutzer möchte ein Tutorial als Hilfestellung haben.</text:p>
      <text:p text:style-name="Standard">Ich als Nutzer möchte meine bereits erstellten Blogseiten ansehen könn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lubb Blubb</meta:initial-creator>
    <meta:creation-date>2016-11-16T17:37:31.74</meta:creation-date>
    <meta:document-statistic meta:table-count="0" meta:image-count="0" meta:object-count="0" meta:page-count="1" meta:paragraph-count="9" meta:word-count="85" meta:character-count="572"/>
    <dc:date>2016-11-16T17:57:38.87</dc:date>
    <dc:creator>Blubb Blubb</dc:creator>
    <meta:editing-duration>PT4M56S</meta:editing-duration>
    <meta:editing-cycles>1</meta:editing-cycles>
    <meta:generator>OpenOffice/4.1.1$Win32 OpenOffice.org_project/411m6$Build-9775</meta:generator>
  </office:meta>
</office:document-meta>
</file>